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icrosoft YaHei1" svg:font-family="'Microsoft YaHei', Arial, 'Lucida Grande', Tahoma, sans-serif"/>
    <style:font-face style:name="Microsoft YaHei" svg:font-family="'Microsoft YaHei', 'SF Pro Display', Roboto, Noto, Arial, 'PingFang SC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333333" fo:letter-spacing="normal" fo:background-color="#ffffff" loext:padding="0in" loext:border="none"/>
    </style:style>
    <style:style style:name="P2" style:family="paragraph" style:parent-style-name="Text_20_body">
      <style:paragraph-properties style:line-height-at-least="0.2709in" fo:text-align="center" style:justify-single-word="false"/>
      <style:text-properties fo:color="#86ca5e" style:font-name-asian="Microsoft YaHei" style:font-size-asian="9pt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4" style:family="paragraph" style:parent-style-name="Text_20_body">
      <style:paragraph-properties fo:margin-left="0in" fo:margin-right="0in" fo:margin-top="0in" fo:margin-bottom="0in" loext:contextual-spacing="false" style:line-height-at-least="0.2709in" fo:text-indent="0in" style:auto-text-indent="false" fo:padding="0in" fo:border="none"/>
      <style:text-properties fo:color="#4d4d4d" loext:padding="0in" loext:border="none"/>
    </style:style>
    <style:style style:name="P5" style:family="paragraph" style:parent-style-name="Text_20_body">
      <style:paragraph-properties fo:margin-left="0in" fo:margin-right="0in" fo:margin-top="0in" fo:margin-bottom="0in" loext:contextual-spacing="false" style:line-height-at-least="0.2709in" fo:text-indent="0in" style:auto-text-indent="false" fo:padding="0in" fo:border="none"/>
      <style:text-properties fo:color="#4d4d4d" style:font-name="Microsoft YaHei" fo:font-size="9.75pt" fo:font-weight="bold" loext:padding="0in" loext:border="none"/>
    </style:style>
    <style:style style:name="P6" style:family="paragraph" style:parent-style-name="Text_20_body">
      <style:paragraph-properties fo:margin-left="0in" fo:margin-right="0in" fo:margin-top="0in" fo:margin-bottom="0in" loext:contextual-spacing="false" style:line-height-at-least="0.2709in" fo:text-indent="0in" style:auto-text-indent="false" fo:padding="0in" fo:border="none"/>
      <style:text-properties fo:color="#4d4d4d" style:font-name-asian="Microsoft YaHei1" style:font-size-asian="9.75pt" style:font-weight-asian="normal" loext:padding="0in" loext:border="none"/>
    </style:style>
    <style:style style:name="P7" style:family="paragraph" style:parent-style-name="Text_20_body">
      <style:paragraph-properties fo:margin-left="0in" fo:margin-right="0in" fo:margin-top="0in" fo:margin-bottom="0in" loext:contextual-spacing="false" style:line-height-at-least="0.2709in" fo:text-indent="0in" style:auto-text-indent="false" fo:padding="0in" fo:border="none"/>
      <style:text-properties fo:color="#4d4d4d" style:font-name-asian="Microsoft YaHei1" style:font-size-asian="11.25pt" style:font-weight-asian="normal" loext:padding="0in" loext:border="none"/>
    </style:style>
    <style:style style:name="P8" style:family="paragraph" style:parent-style-name="Text_20_body">
      <style:paragraph-properties fo:margin-left="0in" fo:margin-right="0in" fo:margin-top="0in" fo:margin-bottom="0in" loext:contextual-spacing="false" style:line-height-at-least="0.2709in" fo:text-indent="0in" style:auto-text-indent="false" fo:padding="0in" fo:border="none"/>
      <style:text-properties fo:color="#4d4d4d" style:font-name="Microsoft YaHei1" fo:font-size="11.25pt" fo:font-weight="normal" loext:padding="0in" loext:border="none"/>
    </style:style>
    <style:style style:name="P9" style:family="paragraph" style:parent-style-name="Text_20_body">
      <style:paragraph-properties fo:margin-left="0in" fo:margin-right="0in" fo:margin-top="0in" fo:margin-bottom="0in" loext:contextual-spacing="false" style:line-height-at-least="0.2709in" fo:text-indent="0in" style:auto-text-indent="false" fo:padding="0in" fo:border="none"/>
      <style:text-properties fo:color="#4d4d4d" style:font-name-asian="Microsoft YaHei" style:font-size-asian="9.75pt" style:font-weight-asian="normal" loext:padding="0in" loext:border="none"/>
    </style:style>
    <style:style style:name="P10" style:family="paragraph" style:parent-style-name="Text_20_body">
      <style:paragraph-properties fo:margin-left="0in" fo:margin-right="0in" fo:margin-top="0in" fo:margin-bottom="0in" loext:contextual-spacing="false" style:line-height-at-least="0.2709in" fo:text-indent="0in" style:auto-text-indent="false" fo:padding="0in" fo:border="none"/>
      <style:text-properties fo:color="#0000ff" style:font-name="Microsoft YaHei" fo:font-size="9.75pt" fo:font-weight="bold" fo:background-color="transparent" loext:padding="0in" loext:border="none"/>
    </style:style>
    <style:style style:name="P11" style:family="paragraph" style:parent-style-name="Text_20_body">
      <style:paragraph-properties fo:margin-left="0in" fo:margin-right="0in" fo:margin-top="0in" fo:margin-bottom="0in" loext:contextual-spacing="false" style:line-height-at-least="0.2709in" fo:text-indent="0in" style:auto-text-indent="false" fo:padding="0in" fo:border="none"/>
      <style:text-properties fo:color="#0000ff" fo:background-color="transparent" loext:padding="0in" loext:border="none"/>
    </style:style>
    <style:style style:name="P12" style:family="paragraph" style:parent-style-name="Text_20_body">
      <style:paragraph-properties fo:margin-left="0in" fo:margin-right="0in" fo:margin-top="0in" fo:margin-bottom="0in" loext:contextual-spacing="false" style:line-height-at-least="0.2709in" fo:text-indent="0in" style:auto-text-indent="false" fo:padding="0in" fo:border="none"/>
      <style:text-properties fo:color="#333333" style:font-name="Arial" fo:font-size="10.5pt" fo:font-weight="bold" fo:background-color="transparent" loext:padding="0in" loext:border="none"/>
    </style:style>
    <style:style style:name="P13" style:family="paragraph" style:parent-style-name="Text_20_body">
      <style:paragraph-properties fo:margin-left="0in" fo:margin-right="0in" fo:margin-top="0in" fo:margin-bottom="0in" loext:contextual-spacing="false" style:line-height-at-least="0.2709in" fo:text-indent="0in" style:auto-text-indent="false" fo:padding="0in" fo:border="none"/>
      <style:text-properties fo:color="#333333" style:font-name="Microsoft YaHei1" fo:font-size="9.75pt" fo:font-weight="bold" fo:background-color="transparent" loext:padding="0in" loext:border="none"/>
    </style:style>
    <style:style style:name="P14" style:family="paragraph" style:parent-style-name="Text_20_body">
      <style:paragraph-properties fo:margin-left="0in" fo:margin-right="0in" fo:margin-top="0in" fo:margin-bottom="0in" loext:contextual-spacing="false" style:line-height-at-least="0.2709in" fo:text-indent="0in" style:auto-text-indent="false" fo:padding="0in" fo:border="none"/>
      <style:text-properties fo:color="#333333" loext:padding="0in" loext:border="none"/>
    </style:style>
    <style:style style:name="P15" style:family="paragraph" style:parent-style-name="Text_20_body">
      <style:paragraph-properties fo:margin-left="0in" fo:margin-right="0in" fo:margin-top="0in" fo:margin-bottom="0in" loext:contextual-spacing="false" style:line-height-at-least="0.2709in" fo:text-indent="0in" style:auto-text-indent="false" fo:padding="0in" fo:border="none"/>
      <style:text-properties fo:color="#333333" style:font-name-asian="Microsoft YaHei" style:font-size-asian="9.75pt" style:font-weight-asian="bold" loext:padding="0in" loext:border="none"/>
    </style:style>
    <style:style style:name="P16" style:family="paragraph" style:parent-style-name="Text_20_body">
      <style:paragraph-properties fo:margin-left="0in" fo:margin-right="0in" fo:margin-top="0in" fo:margin-bottom="0in" loext:contextual-spacing="false" style:line-height-at-least="0.2709in" fo:text-indent="0in" style:auto-text-indent="false" fo:padding="0in" fo:border="none"/>
      <style:text-properties fo:color="#333333" style:font-name="Microsoft YaHei" fo:font-weight="bold" loext:padding="0in" loext:border="none"/>
    </style:style>
    <style:style style:name="P17" style:family="paragraph" style:parent-style-name="Text_20_body">
      <style:paragraph-properties fo:margin-left="0in" fo:margin-right="0in" fo:margin-top="0in" fo:margin-bottom="0.1665in" loext:contextual-spacing="false" style:line-height-at-least="0.2709in" fo:text-indent="0in" style:auto-text-indent="false" fo:padding="0in" fo:border="none"/>
    </style:style>
    <style:style style:name="P18" style:family="paragraph" style:parent-style-name="Text_20_body">
      <style:paragraph-properties fo:margin-left="0in" fo:margin-right="0in" fo:margin-top="0in" fo:margin-bottom="0.1043in" loext:contextual-spacing="false" style:line-height-at-least="0.2709in" fo:text-indent="0in" style:auto-text-indent="false" fo:padding="0in" fo:border="none"/>
      <style:text-properties fo:color="#4d4d4d" loext:padding="0in" loext:border="none"/>
    </style:style>
    <style:style style:name="P19" style:family="paragraph" style:parent-style-name="Text_20_body">
      <style:paragraph-properties fo:margin-left="0in" fo:margin-right="0.1457in" fo:margin-top="0in" fo:margin-bottom="0in" loext:contextual-spacing="false" style:line-height-at-least="0.2083in" fo:orphans="2" fo:widows="2" fo:text-indent="0in" style:auto-text-indent="false"/>
    </style:style>
    <style:style style:name="P20" style:family="paragraph" style:parent-style-name="Text_20_body">
      <style:paragraph-properties fo:margin-left="0in" fo:margin-right="0.25in" fo:margin-top="0in" fo:margin-bottom="0in" loext:contextual-spacing="false" fo:orphans="2" fo:widows="2" fo:text-indent="0in" style:auto-text-indent="false"/>
    </style:style>
    <style:style style:name="T1" style:family="text">
      <style:text-properties style:font-name="Microsoft YaHei" fo:font-size="18pt" fo:font-style="normal" fo:font-weight="normal"/>
    </style:style>
    <style:style style:name="T2" style:family="text">
      <style:text-properties style:font-name="Microsoft YaHei" fo:font-size="12pt" fo:font-weight="normal"/>
    </style:style>
    <style:style style:name="T3" style:family="text">
      <style:text-properties style:font-name="Microsoft YaHei" fo:font-size="9.75pt" fo:font-weight="bold"/>
    </style:style>
    <style:style style:name="T4" style:family="text">
      <style:text-properties style:font-name="Microsoft YaHei" fo:font-size="9.75pt" fo:font-weight="normal"/>
    </style:style>
    <style:style style:name="T5" style:family="text">
      <style:text-properties style:font-name="Microsoft YaHei" fo:font-size="9.75pt" fo:font-weight="normal" fo:background-color="transparent" loext:char-shading-value="0"/>
    </style:style>
    <style:style style:name="T6" style:family="text">
      <style:text-properties style:font-name-asian="Microsoft YaHei" style:font-size-asian="18pt" style:font-style-asian="normal" style:font-weight-asian="normal"/>
    </style:style>
    <style:style style:name="T7" style:family="text">
      <style:text-properties style:font-name-asian="Microsoft YaHei" style:font-size-asian="12pt" style:font-weight-asian="normal"/>
    </style:style>
    <style:style style:name="T8" style:family="text">
      <style:text-properties style:font-name-asian="Microsoft YaHei" style:font-size-asian="9.75pt" style:font-weight-asian="bold"/>
    </style:style>
    <style:style style:name="T9" style:family="text">
      <style:text-properties style:font-name-asian="Microsoft YaHei" style:font-size-asian="9.75pt" style:font-weight-asian="normal"/>
    </style:style>
    <style:style style:name="T10" style:family="text">
      <style:text-properties style:font-name-asian="Microsoft YaHei" style:font-size-asian="11.25pt"/>
    </style:style>
    <style:style style:name="T11" style:family="text">
      <style:text-properties style:font-name-asian="Microsoft YaHei" style:font-size-asian="11.25pt" style:font-weight-asian="normal"/>
    </style:style>
    <style:style style:name="T12" style:family="text">
      <style:text-properties fo:font-variant="normal" fo:text-transform="none" fo:color="#858585" style:font-name="Microsoft YaHei" fo:font-size="10.5pt" fo:letter-spacing="normal" fo:font-style="normal" fo:font-weight="normal" fo:background-color="#ffffff" loext:char-shading-value="0" loext:padding="0in" loext:border="none"/>
    </style:style>
    <style:style style:name="T13" style:family="text">
      <style:text-properties fo:font-variant="normal" fo:text-transform="none" fo:color="#858585" fo:letter-spacing="normal" fo:background-color="#ffffff" loext:char-shading-value="0" style:font-name-asian="Microsoft YaHei" style:font-size-asian="10.5pt" style:font-style-asian="normal" style:font-weight-asian="normal" loext:padding="0in" loext:border="none"/>
    </style:style>
    <style:style style:name="T14" style:family="text">
      <style:text-properties fo:font-variant="normal" fo:text-transform="none" fo:color="#858585" fo:letter-spacing="normal" fo:background-color="#ffffff" loext:char-shading-value="0" style:font-name-asian="Microsoft YaHei" style:font-size-asian="9pt" style:font-style-asian="normal" style:font-weight-asian="normal" loext:padding="0in" loext:border="none"/>
    </style:style>
    <style:style style:name="T15" style:family="text">
      <style:text-properties fo:font-variant="normal" fo:text-transform="none" fo:color="#78a5f1" style:text-line-through-style="none" style:text-line-through-type="none" style:font-name="Microsoft YaHei" fo:font-size="10.5pt" fo:letter-spacing="normal" fo:font-style="normal" style:text-underline-style="none" fo:font-weight="normal" style:text-blinking="false" fo:background-color="#ffffff" loext:char-shading-value="0" loext:padding="0in" loext:border="none"/>
    </style:style>
    <style:style style:name="T16" style:family="text">
      <style:text-properties fo:font-variant="normal" fo:text-transform="none" fo:color="#3399ea" fo:letter-spacing="normal" fo:background-color="#ffffff" loext:char-shading-value="0" style:font-name-asian="Microsoft YaHei" style:font-size-asian="9pt" style:font-style-asian="normal" style:font-weight-asian="normal" loext:padding="0in" loext:border="none"/>
    </style:style>
    <style:style style:name="T17" style:family="text">
      <style:text-properties fo:font-variant="normal" fo:text-transform="none" fo:color="#4d4d4d" fo:letter-spacing="normal" fo:background-color="#ffffff" loext:char-shading-value="0" style:font-name-asian="Microsoft YaHei" style:font-size-asian="9pt" style:font-style-asian="normal" style:font-weight-asian="normal" loext:padding="0in" loext:border="none"/>
    </style:style>
    <style:style style:name="T18" style:family="text">
      <style:text-properties fo:font-variant="normal" fo:text-transform="none" fo:color="#79a5e5" style:text-line-through-style="none" style:text-line-through-type="none" style:font-name="Microsoft YaHei" fo:font-size="9pt" fo:letter-spacing="normal" fo:font-style="normal" style:text-underline-style="none" fo:font-weight="normal" style:text-blinking="false" fo:background-color="#ffffff" loext:char-shading-value="0" loext:padding="0in" loext:border="none"/>
    </style:style>
    <style:style style:name="T19" style:family="text">
      <style:text-properties style:font-name="Microsoft YaHei1" fo:font-size="11.25pt"/>
    </style:style>
    <style:style style:name="T20" style:family="text">
      <style:text-properties style:font-name="Microsoft YaHei1" fo:font-size="11.25pt" fo:font-weight="normal"/>
    </style:style>
    <style:style style:name="T21" style:family="text">
      <style:text-properties style:font-name="Microsoft YaHei1" fo:font-size="9.75pt" fo:font-weight="normal"/>
    </style:style>
    <style:style style:name="T22" style:family="text">
      <style:text-properties style:font-name-asian="Microsoft YaHei1" style:font-size-asian="11.25pt" style:font-weight-asian="normal"/>
    </style:style>
    <style:style style:name="T23" style:family="text">
      <style:text-properties style:font-name-asian="Microsoft YaHei1" style:font-size-asian="9.75pt" style:font-weight-asian="normal"/>
    </style:style>
    <style:style style:name="T24" style:family="text">
      <style:text-properties style:font-name="Arial" fo:font-size="10.5pt" fo:font-weight="normal"/>
    </style:style>
    <style:style style:name="T25" style:family="text">
      <style:text-properties style:font-name-asian="Arial" style:font-size-asian="10.5pt" style:font-weight-asian="normal"/>
    </style:style>
    <style:style style:name="T26" style:family="text">
      <style:text-properties fo:color="#333333"/>
    </style:style>
    <style:style style:name="T27" style:family="text">
      <style:text-properties fo:color="#333333" style:font-name="Arial" fo:font-size="10.5pt" fo:font-weight="bold"/>
    </style:style>
    <style:style style:name="T28" style:family="text">
      <style:text-properties fo:color="#333333" style:font-name-asian="Arial" style:font-size-asian="10.5pt" style:font-weight-asian="bold"/>
    </style:style>
    <style:style style:name="T29" style:family="text">
      <style:text-properties fo:color="#333333" style:font-name-asian="Microsoft YaHei" style:font-weight-asian="bold"/>
    </style:style>
    <style:style style:name="T30" style:family="text">
      <style:text-properties fo:color="#333333" style:font-name-asian="Microsoft YaHei" style:font-size-asian="11.25pt" style:font-weight-asian="normal"/>
    </style:style>
    <style:style style:name="T31" style:family="text">
      <style:text-properties fo:color="#333333" style:font-name-asian="Microsoft YaHei" style:font-size-asian="9.75pt" style:font-weight-asian="normal"/>
    </style:style>
    <style:style style:name="T32" style:family="text">
      <style:text-properties fo:color="#333333" style:font-name="Microsoft YaHei" fo:font-size="9.75pt" fo:font-weight="normal"/>
    </style:style>
    <style:style style:name="T33" style:family="text">
      <style:text-properties fo:color="#ff0000" style:font-name="Microsoft YaHei" fo:font-size="9.75pt" fo:font-weight="bold" fo:background-color="transparent" loext:char-shading-value="0"/>
    </style:style>
    <style:style style:name="T34" style:family="text">
      <style:text-properties fo:color="#ff0000" fo:background-color="transparent" loext:char-shading-value="0" style:font-name-asian="Microsoft YaHei" style:font-size-asian="9.75pt" style:font-weight-asian="bold"/>
    </style:style>
    <style:style style:name="T35" style:family="text">
      <style:text-properties fo:color="#33ff33"/>
    </style:style>
    <style:style style:name="T36" style:family="text">
      <style:text-properties fo:color="#33ff33" style:font-name="Microsoft YaHei"/>
    </style:style>
    <style:style style:name="T37" style:family="text">
      <style:text-properties fo:color="#3333ff" style:font-name="Microsoft YaHei"/>
    </style:style>
    <style:style style:name="T38" style:family="text">
      <style:text-properties fo:color="#666666" style:font-name-asian="Arial" style:font-size-asian="10.5pt" style:font-weight-asian="normal"/>
    </style:style>
    <style:style style:name="T39" style:family="text">
      <style:text-properties fo:color="#666666" style:font-name="Arial" fo:font-size="10.5pt" fo:font-weight="normal"/>
    </style:style>
    <style:style style:name="fr1" style:family="graphic" style:parent-style-name="Frame">
      <style:graphic-properties fo:margin-left="0in" fo:margin-right="0.0835in" fo:margin-top="0.0417in" fo:margin-bottom="0in" style:wrap="right" style:number-wrapped-paragraphs="no-limit" style:vertical-pos="top" style:vertical-rel="paragraph-content" style:horizontal-pos="left" style:horizontal-rel="paragraph" fo:padding="0.0193in" fo:border="0.06pt solid #e7f4df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draw:frame draw:style-name="fr1" draw:name="Frame1" text:anchor-type="paragraph" svg:width="0.2709in" draw:z-index="0"><draw:text-box fo:min-height="0.2709in"><text:p text:style-name="P2">转</text:p></draw:text-box></draw:frame><text:span text:style-name="T6">驱动学习之调试驱动</text:span><text:span text:style-name="T1">DEVICE_ATTR</text:span><text:span text:style-name="T6">的原理及用法</text:span></text:h>
      <text:p text:style-name="P19"><text:span text:style-name="T12">2018</text:span><text:span text:style-name="T13">年</text:span><text:span text:style-name="T12">06</text:span><text:span text:style-name="T13">月</text:span><text:span text:style-name="T12">09</text:span><text:span text:style-name="T13">日 </text:span><text:span text:style-name="T12">14:04:39 </text:span><text:a xlink:type="simple" xlink:href="https://me.csdn.net/xzx208" office:target-frame-name="_blank" xlink:show="new" text:style-name="Internet_20_link" text:visited-style-name="Visited_20_Internet_20_Link"><text:span text:style-name="T15">xiezhaoxian</text:span></text:a><text:span text:style-name="T12"> </text:span><text:span text:style-name="T13">阅读数 </text:span><text:span text:style-name="T12">658</text:span><text:span text:style-name="T16">更多</text:span></text:p>
      <text:p text:style-name="P20"><text:span text:style-name="T17">个人分类：</text:span><text:span text:style-name="T14"> </text:span><text:a xlink:type="simple" xlink:href="https://blog.csdn.net/xzx208/article/category/1141648" office:target-frame-name="_blank" xlink:show="new" text:style-name="Internet_20_link" text:visited-style-name="Visited_20_Internet_20_Link"><text:span text:style-name="T18">android</text:span></text:a></text:p>
      <text:section text:style-name="Sect1" text:name="article_content">
        <text:p text:style-name="P3"/>
        <text:section text:style-name="Sect1" text:name="content_views">
          <text:p text:style-name="P4"><text:span text:style-name="T2">1.</text:span><text:span text:style-name="T7">首先来看下</text:span><text:span text:style-name="T20">DEVICE_ATTR</text:span><text:span text:style-name="T22">的 定义</text:span></text:p>
          <text:p text:style-name="P10">#define DEVICE_ATTR(_name, _mode, _show, _store) \</text:p>
          <text:p text:style-name="P10">struct device_attribute dev_attr_##_name = __ATTR(_name, _mode, _show, _store)</text:p>
          <text:p text:style-name="P11"><text:span text:style-name="T27">_name</text:span><text:span text:style-name="T28">：名称，也就是将在</text:span><text:span text:style-name="T27">sys fs</text:span><text:span text:style-name="T28">中生成的文件名称。</text:span><text:span text:style-name="T3"><text:line-break/></text:span><text:span text:style-name="T27">_mode</text:span><text:span text:style-name="T28">：上述文件的访问权限，与普通文件相同，</text:span><text:span text:style-name="T27">UGO</text:span><text:span text:style-name="T28">的格式。</text:span><text:span text:style-name="T3"><text:line-break/></text:span><text:span text:style-name="T27">_show</text:span><text:span text:style-name="T28">：显示函数，</text:span><text:span text:style-name="T27">cat</text:span><text:span text:style-name="T28">该文件时，此函数被调用。</text:span><text:span text:style-name="T3"><text:line-break/></text:span><text:span text:style-name="T27">_store</text:span><text:span text:style-name="T28">：写函数，</text:span><text:span text:style-name="T27">echo</text:span><text:span text:style-name="T28">内容到该文件时，此函数被调用。</text:span></text:p>
          <text:p text:style-name="P12"/>
          <text:p text:style-name="P18"><text:span text:style-name="T23">当然</text:span><text:span text:style-name="T21">_ATTR</text:span><text:span text:style-name="T23">不是独生子女，他还有一系列的姊妹</text:span><text:span text:style-name="T21">__ATTR_RO</text:span><text:span text:style-name="T23">宏只有读方法，</text:span><text:span text:style-name="T21">__ATTR_NULL</text:span><text:span text:style-name="T23">等等</text:span></text:p>
          <text:p text:style-name="P4"><text:span text:style-name="T23">如对设备的使用        </text:span><text:span text:style-name="T33">DEVICE_ATTR</text:span><text:span text:style-name="T21">   </text:span></text:p>
          <text:p text:style-name="P4"><text:span text:style-name="T23">对驱动使用               </text:span><text:span text:style-name="T33">DRIVER_ATTR</text:span></text:p>
          <text:p text:style-name="P4"><text:span text:style-name="T23">对总线使用               </text:span><text:span text:style-name="T33">BUS_ATTR </text:span></text:p>
          <text:p text:style-name="P4"><text:span text:style-name="T23">对类别 </text:span><text:span text:style-name="T21">(class) </text:span><text:span text:style-name="T23">使用  </text:span><text:span text:style-name="T33">CLASS_ATTR</text:span></text:p>
          <text:p text:style-name="P18"><text:span text:style-name="T23">这四个高级的宏来自于</text:span><text:span text:style-name="T21">&lt;include/linux/device.h&gt; </text:span></text:p>
          <text:p text:style-name="P4"><text:span text:style-name="T21">DEVICE_ATTR  </text:span><text:span text:style-name="T23">宏声明有四个参数，分别是名称、权限位、读函数、写函数。</text:span><text:span text:style-name="T34">其中读函数和写函数是读写功能函数的函数名，也就是我们要实现的。</text:span></text:p>
          <text:p text:style-name="P13"/>
          <text:p text:style-name="P14"><text:span text:style-name="T3">2.</text:span><text:span text:style-name="T8">举例说明：</text:span></text:p>
          <text:p text:style-name="P15">如果我们要实现</text:p>
          <text:p text:style-name="P5"><text:span text:style-name="T26">static DEVICE_ATTR(</text:span><text:span text:style-name="T35">ftstpfwver</text:span><text:span text:style-name="T26">, S_IRUGO|S_IWUSR, fts_tpfwver_show, fts_tpfwver_store);----------①</text:span></text:p>
          <text:p text:style-name="P16"/>
          <text:p text:style-name="P6"><text:span text:style-name="T29">那就应该</text:span><text:span text:style-name="T10">这样定义：</text:span></text:p>
          <text:p text:style-name="P8">static struct attribute *<text:span text:style-name="T37">fts_attributes</text:span>[] = {-----------------------------------------------------②<text:line-break/>&amp;dev_attr_<text:span text:style-name="T36">ftstpfwver</text:span>.attr,<text:line-break/>};</text:p>
          <text:p text:style-name="P4"><text:span text:style-name="T22">绿色的必须一样，前面要加上</text:span><text:span text:style-name="T20">dev_attr_</text:span><text:span text:style-name="T22">这个，规定的，不要问为什么。</text:span></text:p>
          <text:p text:style-name="P7">然后还要：</text:p>
          <text:p text:style-name="P8">static struct attribute_group fts_attribute_group = {-----------------------------------------③<text:line-break/>.attrs = <text:span text:style-name="T37">fts_attributes</text:span><text:line-break/>};</text:p>
          <text:p text:style-name="P4"><text:span text:style-name="T9">再利用</text:span><text:span text:style-name="T5">sysfs_create_group(&amp;client-&gt;dev.kobj, &amp;fts_attribute_group)---------------------------------------④</text:span></text:p>
          <text:p text:style-name="P9"><text:soft-page-break/>创建接口</text:p>
          <text:p text:style-name="P7">紫色部分也应该一样。</text:p>
          <text:p text:style-name="P17"/>
          <text:p text:style-name="P4"><text:span text:style-name="T11">通过以上</text:span><text:span text:style-name="T30">①②③④</text:span><text:span text:style-name="T31">步骤就完成了，可以在</text:span><text:span text:style-name="T32">adb shell </text:span><text:span text:style-name="T31">终端通过 </text:span><text:span text:style-name="T32">echo</text:span><text:span text:style-name="T31">和</text:span><text:span text:style-name="T32">cat</text:span><text:span text:style-name="T31">查看到接口的信息了。</text:span></text:p>
          <text:p text:style-name="P14"><text:span text:style-name="T9">原理：当我们将数据 </text:span><text:span text:style-name="T4">echo </text:span><text:span text:style-name="T9">到接口中时，在上层实际上完成了一次 </text:span><text:span text:style-name="T4">write </text:span><text:span text:style-name="T9">操作，对应到 </text:span><text:span text:style-name="T4">kernel </text:span><text:span text:style-name="T9">，调用了驱动中的 “</text:span><text:span text:style-name="T4">store”</text:span><text:span text:style-name="T9">。同理，当我们</text:span><text:span text:style-name="T4">cat </text:span><text:span text:style-name="T9">一个 接口时则会调用 “</text:span><text:span text:style-name="T4">show” </text:span><text:span text:style-name="T9">。到这里，只是简单的建立了 </text:span><text:span text:style-name="T4">android </text:span><text:span text:style-name="T9">层到 </text:span><text:span text:style-name="T4">kernel </text:span><text:span text:style-name="T9">的桥梁，真正实现对硬件操作的，还是在 </text:span><text:span text:style-name="T4">"show" </text:span><text:span text:style-name="T9">和 </text:span><text:span text:style-name="T4">"store" </text:span><text:span text:style-name="T9">中完成的。</text:span><text:span text:style-name="T38">用过</text:span><text:span text:style-name="T39">proc</text:span><text:span text:style-name="T38">文件系统的就知道，这个就和</text:span><text:span text:style-name="T39">proc</text:span><text:span text:style-name="T38">中的</text:span><text:span text:style-name="T39">write</text:span><text:span text:style-name="T38">和</text:span><text:span text:style-name="T39">read</text:span><text:span text:style-name="T38">一样的，以我的理解：</text:span><text:span text:style-name="T39">proc</text:span><text:span text:style-name="T38">有点老了，以后肯定会大量使用</text:span><text:span text:style-name="T39">attribute</text:span><text:span text:style-name="T38">，</text:span><text:span text:style-name="T39">proc</text:span><text:span text:style-name="T38">好比是</text:span><text:span text:style-name="T39">Windows XP</text:span><text:span text:style-name="T38">，</text:span><text:span text:style-name="T39">attribute</text:span><text:span text:style-name="T38">就像是</text:span><text:span text:style-name="T39">Windows Seven</text:span><text:span text:style-name="T38">。</text:span></text:p>
          <text:p text:style-name="P4"><text:span text:style-name="T20">3.</text:span><text:span text:style-name="T22">那应该怎样去使用吗？</text:span></text:p>
          <text:p text:style-name="P4"><text:span text:style-name="T22">通过</text:span><text:span text:style-name="T20">adb</text:span><text:span text:style-name="T22">连接，在</text:span><text:span text:style-name="T20">shell</text:span><text:span text:style-name="T22">下输入以下：</text:span></text:p>
          <text:p text:style-name="P4">   <text:span text:style-name="T2">1.cd </text:span><text:span text:style-name="T7">到对应目录，我这上面是 </text:span><text:span text:style-name="T2">cd </text:span><text:span text:style-name="T24">/sys/devices/platform/fts_ts </text:span></text:p>
          <text:p text:style-name="P4"><text:span text:style-name="T24">2.</text:span><text:span text:style-name="T25">然后</text:span><text:span text:style-name="T24">cat </text:span><text:span text:style-name="T21">ftstpfwver</text:span><text:span text:style-name="T23">此时可以读出该接口的信息，也就是执行</text:span><text:span text:style-name="T4">fts_tpfwver_show</text:span><text:span text:style-name="T9">这个函数</text:span></text:p>
          <text:p text:style-name="P4"><text:span text:style-name="T21">3.echo 01&gt;</text:span><text:span text:style-name="T4">ftstpfwver </text:span><text:span text:style-name="T9">这样就执行</text:span><text:span text:style-name="T4">fts_tpfwver_store</text:span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icrosoft YaHei1" svg:font-family="'Microsoft YaHei', Arial, 'Lucida Grande', Tahoma, sans-serif"/>
    <style:font-face style:name="Microsoft YaHei" svg:font-family="'Microsoft YaHei', 'SF Pro Display', Roboto, Noto, Arial, 'PingFang SC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6T16:19:14.850907040</meta:creation-date>
    <dc:date>2019-08-06T16:20:06.114071488</dc:date>
    <meta:editing-duration>PT51S</meta:editing-duration>
    <meta:editing-cycles>1</meta:editing-cycles>
    <meta:document-statistic meta:table-count="0" meta:image-count="0" meta:object-count="0" meta:page-count="2" meta:paragraph-count="33" meta:word-count="657" meta:character-count="1673" meta:non-whitespace-character-count="1547"/>
    <meta:generator>LibreOffice/5.1.6.2$Linux_X86_64 LibreOffice_project/10m0$Build-2</meta:generator>
  </office:meta>
</office:document-meta>
</file>